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77" table:style-name="ce9">
            <text:p>77</text:p>
          </table:table-cell>
          <table:table-cell office:value-type="currency" office:value="3.85" table:formula="of:=[.A6]*([.D6]+50*[.C6])" table:style-name="ce10">
            <text:p>CHF 3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7" table:style-name="ce9">
            <text:p>57</text:p>
          </table:table-cell>
          <table:table-cell office:value-type="currency" office:value="5.7" table:formula="of:=[.A7]*([.D7]+50*[.C7])" table:style-name="ce10">
            <text:p>CHF 5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68" table:style-name="ce9">
            <text:p>68</text:p>
          </table:table-cell>
          <table:table-cell office:value-type="currency" office:value="13.600000000000001" table:formula="of:=[.A8]*([.D8]+50*[.C8])" table:style-name="ce10">
            <text:p>CHF 13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2" table:style-name="ce9">
            <text:p>42</text:p>
          </table:table-cell>
          <table:table-cell office:value-type="currency" office:value="21" table:formula="of:=[.A9]*([.D9]+50*[.C9])" table:style-name="ce10">
            <text:p>CHF 2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14" table:style-name="ce9">
            <text:p>114</text:p>
          </table:table-cell>
          <table:table-cell office:value-type="currency" office:value="228" table:formula="of:=[.A11]*([.D11]+50*[.C11])" table:style-name="ce10">
            <text:p>CHF 22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150" table:formula="of:=[.A12]*([.D12]+25*[.C12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6" table:style-name="ce9">
            <text:p>66</text:p>
          </table:table-cell>
          <table:table-cell office:value-type="currency" office:value="660" table:formula="of:=[.A13]*[.D13]" table:style-name="ce10">
            <text:p>CHF 6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4" table:style-name="ce9">
            <text:p>24</text:p>
          </table:table-cell>
          <table:table-cell office:value-type="currency" office:value="480" table:formula="of:=[.A14]*[.D14]" table:style-name="ce10">
            <text:p>CHF 4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1350" table:formula="of:=[.A15]*[.D15]" table:style-name="ce10">
            <text:p>CHF 1 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1200" table:formula="of:=[.A16]*[.D16]" table:style-name="ce10">
            <text:p>CHF 1 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0" table:formula="of:=[.A17]*[.D17]" table:style-name="ce10">
            <text:p>CHF 1 0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127.1499999999996" table:formula="of:=SUM([.E6:.E18])" table:number-columns-spanned="2" table:number-rows-spanned="1" table:style-name="ce12">
            <text:p>CHF 5 127,1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2-11T14:32:12Z</dc:date>
    <meta:editing-cycles>13</meta:editing-cycles>
    <meta:editing-duration>PT18807S</meta:editing-duration>
  </office:meta>
</office:document-meta>
</file>